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die Goynes</text:p>
      <text:p text:style-name="P3">HW# 2 </text:p>
      <text:p text:style-name="P3">ECE 474</text:p>
      <text:p text:style-name="P3"/>
      <text:p text:style-name="P4">PART 4</text:p>
      <text:p text:style-name="P4"/>
      <text:list xml:id="list11108207881" text:style-name="L1">
        <text:list-item>
          <text:p text:style-name="P8">Find the total area used by the alu. (report_area command) </text:p>
        </text:list-item>
      </text:list>
      <text:p text:style-name="P1"/>
      <text:p text:style-name="P1"><text:tab/>Using report_area it says that my designs total area is 3190.39230 um^2.</text:p>
      <text:p text:style-name="P1"/>
      <text:list xml:id="list50901029" text:continue-numbering="true" text:style-name="L1">
        <text:list-item>
          <text:p text:style-name="P8">How many different types of cells (gates) were utilized : (report_hierarchy command) </text:p>
        </text:list-item>
      </text:list>
      <text:p text:style-name="P1"><text:tab/></text:p>
      <text:p text:style-name="P2"><text:s text:c="5"/>AND2X1 <text:s text:c="19"/>saed90nm_typ</text:p>
      <text:p text:style-name="P2"><text:s text:c="5"/>AND3X1 <text:s text:c="19"/>saed90nm_typ</text:p>
      <text:p text:style-name="P2"><text:s text:c="5"/>AO22X1 <text:s text:c="19"/>saed90nm_typ</text:p>
      <text:p text:style-name="P2"><text:s text:c="6"/>AO221X1 <text:s text:c="18"/>saed90nm_typ</text:p>
      <text:p text:style-name="P2"><text:s text:c="4"/>INVX0 <text:s text:c="20"/>saed90nm_typ</text:p>
      <text:p text:style-name="P2"><text:s text:c="7"/>MUX21X1 <text:s text:c="18"/>saed90nm_typ</text:p>
      <text:p text:style-name="P2"><text:s text:c="7"/>MUX41X1 <text:s text:c="18"/>saed90nm_typ</text:p>
      <text:p text:style-name="P2"><text:s text:c="7"/>NAND2X0 <text:s text:c="18"/>saed90nm_typ</text:p>
      <text:p text:style-name="P2"><text:s text:c="7"/>NAND3X0 <text:s text:c="18"/>saed90nm_typ</text:p>
      <text:p text:style-name="P2"><text:s text:c="7"/>NAND4X0 <text:s text:c="18"/>saed90nm_typ</text:p>
      <text:p text:style-name="P2"><text:s text:c="4"/>NOR2X0 <text:s text:c="19"/>saed90nm_typ</text:p>
      <text:p text:style-name="P2"><text:s text:c="4"/>OR2X1 <text:s text:c="20"/>saed90nm_typ</text:p>
      <text:p text:style-name="P2"><text:s text:c="4"/>OR4X1 <text:s text:c="20"/>saed90nm_typ</text:p>
      <text:p text:style-name="P2"><text:s text:c="7"/>XNOR2X1 <text:s text:c="18"/>saed90nm_typ</text:p>
      <text:p text:style-name="P2"><text:s text:c="4"/>XOR2X1 <text:s text:c="19"/>saed90nm_typ</text:p>
      <text:p text:style-name="P2"><text:s text:c="4"/>alu_DW01_addsub_0</text:p>
      <text:p text:style-name="P2"><text:s text:c="3"/>FADDX1 <text:s text:c="15"/>saed90nm_typ</text:p>
      <text:p text:style-name="P2"><text:s text:c="2"/>XOR2X1 <text:s text:c="15"/>saed90nm_typ</text:p>
      <text:p text:style-name="P2">XOR3X1 <text:s text:c="15"/>saed90nm_ty</text:p>
      <text:p text:style-name="P1"/>
      <text:list xml:id="list367059979" text:continue-numbering="true" text:style-name="L1">
        <text:list-item>
          <text:p text:style-name="P8">Number of cells (gates). This will require using the report_area command as well as looking at the cell library databook. It is located at: /nfs/guille/a1/cadlibs/synop_lib/SAED_EDK90nm/Digital_Standard_Cell_Library/doc/databook. Its is called SAED Digital Standard Cell Library_Rev1_4_20. Its is a pdf file but has no .pdf on it. Search for the cell "NAND2X0" and record the area. (pg 34) Divide the total area reported by design_vision by this number to get the gate equivalent count. </text:p>
        </text:list-item>
      </text:list>
      <text:p text:style-name="P1"/>
      <text:p text:style-name="P1"><text:tab/>It says that the number of cells is 229. By looking at the Design Vision output. </text:p>
      <text:p text:style-name="P1"/>
      <text:p text:style-name="P1"/>
      <text:list xml:id="list260455382" text:continue-numbering="true" text:style-name="L1">
        <text:list-item>
          <text:p text:style-name="P8">The synthesis tool will most likely introduce a hierarchical block to your design because it recognized something in your design. What is the block and what does it do? </text:p>
        </text:list-item>
      </text:list>
      <text:p text:style-name="P1"/>
      <text:p text:style-name="P1"><text:tab/>In my design it looks like it recognized that part of my design was an add and subtract, so it <text:tab/>added an alu_SW01_addSub_0 block, which acts as the adder er and sub tractor. </text:p>
      <text:p text:style-name="P1"><text:tab/></text:p>
      <text:p text:style-name="P1"/>
      <text:p text:style-name="P1"><text:soft-page-break/></text:p>
      <text:list xml:id="list1039234106" text:continue-numbering="true" text:style-name="L1">
        <text:list-item>
          <text:p text:style-name="P8">What style of implementation was chosen for this element? Hint: see report_hierarchy output </text:p>
        </text:list-item>
      </text:list>
      <text:p text:style-name="P1"/>
      <text:p text:style-name="P1"><text:tab/>It looks like a combinational logic implementation. It also created an alu addsub element. <text:tab/>Which all was created in 90nm type. </text:p>
      <text:p text:style-name="P1">alu</text:p>
      <text:p text:style-name="P1"><text:s text:c="4"/>AND2X1 <text:s text:c="19"/>saed90nm_typ</text:p>
      <text:p text:style-name="P1"><text:s text:c="4"/>AND3X1 <text:s text:c="19"/>saed90nm_typ</text:p>
      <text:p text:style-name="P1"><text:s text:c="4"/>AO22X1 <text:s text:c="19"/>saed90nm_typ</text:p>
      <text:p text:style-name="P1"><text:s text:c="4"/>AO221X1 <text:s text:c="18"/>saed90nm_typ</text:p>
      <text:p text:style-name="P1"><text:s text:c="4"/>INVX0 <text:s text:c="20"/>saed90nm_typ</text:p>
      <text:p text:style-name="P1"><text:s text:c="4"/>MUX21X1 <text:s text:c="18"/>saed90nm_typ</text:p>
      <text:p text:style-name="P1"><text:s text:c="4"/>MUX41X1 <text:s text:c="18"/>saed90nm_typ</text:p>
      <text:p text:style-name="P1"><text:s text:c="4"/>NAND2X0 <text:s text:c="18"/>saed90nm_typ</text:p>
      <text:p text:style-name="P1"><text:s text:c="4"/>NAND3X0 <text:s text:c="18"/>saed90nm_typ</text:p>
      <text:p text:style-name="P1"><text:s text:c="4"/>NAND4X0 <text:s text:c="18"/>saed90nm_typ</text:p>
      <text:p text:style-name="P1"><text:s text:c="4"/>NOR2X0 <text:s text:c="19"/>saed90nm_typ</text:p>
      <text:p text:style-name="P1"><text:s text:c="4"/>OR2X1 <text:s text:c="20"/>saed90nm_typ</text:p>
      <text:p text:style-name="P1"><text:s text:c="4"/>OR4X1 <text:s text:c="20"/>saed90nm_typ</text:p>
      <text:p text:style-name="P1"><text:s text:c="4"/>XNOR2X1 <text:s text:c="18"/>saed90nm_typ</text:p>
      <text:p text:style-name="P1"><text:s text:c="4"/>XOR2X1 <text:s text:c="19"/>saed90nm_typ</text:p>
      <text:p text:style-name="P1"><text:s text:c="4"/>alu_DW01_addsub_0</text:p>
      <text:p text:style-name="P1"><text:s text:c="8"/>FADDX1 <text:s text:c="15"/>saed90nm_typ</text:p>
      <text:p text:style-name="P1"><text:s text:c="8"/>XOR2X1 <text:s text:c="15"/>saed90nm_typ</text:p>
      <text:p text:style-name="P1"><text:s text:c="8"/>XOR3X1 <text:s text:c="15"/>saed90nm_typ</text:p>
      <text:p text:style-name="P1"/>
      <text:list xml:id="list615543639" text:continue-numbering="true" text:style-name="L1">
        <text:list-item>
          <text:p text:style-name="P5">What was the maximum delay path through the alu and what were the beginning and endpoints for the max delay path?: (report_timing command) </text:p>
        </text:list-item>
      </text:list>
      <text:p text:style-name="P6"><text:tab/>Using the report timing command design vision says that it takes 4.76ns for the max delay path.</text:p>
      <text:p text:style-name="P6"/>
      <text:p text:style-name="P6"><text:tab/>The main problem I had with hw2 was not haveing the .synopsys_dc.setup file. It had it named <text:tab/>synopsys_sc.setup without the dot in front of it for some reason. Also I had to think about how <text:tab/>to pass x to the Zero_out without using if statem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8:16:37</meta:creation-date>
    <meta:editing-duration>PT11M6S</meta:editing-duration>
    <meta:editing-cycles>3</meta:editing-cycles>
    <meta:generator>LibreOffice/3.4$Unix LibreOffice_project/340m1$Build-502</meta:generator>
    <meta:initial-creator>Edward Goynes</meta:initial-creator>
    <dc:date>2013-04-27T18:58:03</dc:date>
    <dc:creator>Edward Goynes</dc:creator>
    <meta:printed-by>Edward Goynes</meta:printed-by>
    <meta:print-date>2013-04-27T18:57:32</meta:print-date>
    <meta:document-statistic meta:table-count="0" meta:image-count="0" meta:object-count="0" meta:page-count="2" meta:paragraph-count="57" meta:word-count="391" meta:character-count="3438" meta:non-whitespace-character-count="2253"/>
  </office:meta>
</office:document-meta>
</file>